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.40229166666667cm" style:use-optimal-column-width="true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74145833333333cm" style:use-optimal-column-width="true"/>
    </style:style>
    <style:style style:name="co5" style:family="table-column">
      <style:table-column-properties fo:break-before="auto" style:column-width="5.02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Sample</text:p>
          </table:table-cell>
          <table:table-cell office:value-type="string" table:style-name="ce1">
            <text:p>time measured</text:p>
          </table:table-cell>
          <table:table-cell office:value-type="string" table:style-name="ce1">
            <text:p>TOC (µM)</text:p>
          </table:table-cell>
          <table:table-cell office:value-type="string" table:style-name="ce1">
            <text:p>Injection precision, std. dev. (µM)</text:p>
          </table:table-cell>
          <table:table-cell office:value-type="string" table:style-name="ce1">
            <text:p>Determination accuracy (µM)</text:p>
          </table:table-cell>
          <table:table-cell office:value-type="string" table:style-name="ce1">
            <text:p>Determination accuracy (relative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S</text:p>
          </table:table-cell>
          <table:table-cell office:value-type="date" office:date-value="2024-06-17T13:04:07" table:style-name="ce2">
            <text:p>17/06/2024 13.04</text:p>
          </table:table-cell>
          <table:table-cell office:value-type="float" office:value="334.2" table:style-name="ce1">
            <text:p>334.2</text:p>
          </table:table-cell>
          <table:table-cell office:value-type="float" office:value="3.33" table:style-name="ce1">
            <text:p>3.33</text:p>
          </table:table-cell>
          <table:table-cell office:value-type="float" office:value="0.9" table:style-name="ce1">
            <text:p>0.9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B</text:p>
          </table:table-cell>
          <table:table-cell office:value-type="date" office:date-value="2024-06-17T13:22:04" table:style-name="ce2">
            <text:p>17/06/2024 13.22</text:p>
          </table:table-cell>
          <table:table-cell office:value-type="float" office:value="173.8" table:style-name="ce1">
            <text:p>173.8</text:p>
          </table:table-cell>
          <table:table-cell office:value-type="float" office:value="2.44" table:style-name="ce1">
            <text:p>2.44</text:p>
          </table:table-cell>
          <table:table-cell office:value-type="float" office:value="0.7" table:style-name="ce1">
            <text:p>0.7</text:p>
          </table:table-cell>
          <table:table-cell office:value-type="float" office:value="1.6E-2" table:style-name="ce1">
            <text:p>0.0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B</text:p>
          </table:table-cell>
          <table:table-cell office:value-type="date" office:date-value="2024-06-17T13:43:33" table:style-name="ce2">
            <text:p>17/06/2024 13.43</text:p>
          </table:table-cell>
          <table:table-cell office:value-type="float" office:value="295.5" table:style-name="ce1">
            <text:p>295.5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0.4" table:style-name="ce1">
            <text:p>0.4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S</text:p>
          </table:table-cell>
          <table:table-cell office:value-type="date" office:date-value="2024-06-17T13:55:35" table:style-name="ce2">
            <text:p>17/06/2024 13.55</text:p>
          </table:table-cell>
          <table:table-cell office:value-type="float" office:value="302.7" table:style-name="ce1">
            <text:p>302.7</text:p>
          </table:table-cell>
          <table:table-cell office:value-type="float" office:value="2.72" table:style-name="ce1">
            <text:p>2.72</text:p>
          </table:table-cell>
          <table:table-cell office:value-type="float" office:value="0.2" table:style-name="ce1">
            <text:p>0.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S</text:p>
          </table:table-cell>
          <table:table-cell office:value-type="date" office:date-value="2024-06-17T14:12:05" table:style-name="ce2">
            <text:p>17/06/2024 14.12</text:p>
          </table:table-cell>
          <table:table-cell office:value-type="float" office:value="313.89999999999998" table:style-name="ce1">
            <text:p>313.9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S</text:p>
          </table:table-cell>
          <table:table-cell office:value-type="date" office:date-value="2024-06-17T14:31:53" table:style-name="ce2">
            <text:p>17/06/2024 14.31</text:p>
          </table:table-cell>
          <table:table-cell office:value-type="float" office:value="297.8" table:style-name="ce1">
            <text:p>297.8</text:p>
          </table:table-cell>
          <table:table-cell office:value-type="float" office:value="4.26" table:style-name="ce1">
            <text:p>4.26</text:p>
          </table:table-cell>
          <table:table-cell office:value-type="float" office:value="0.2" table:style-name="ce1">
            <text:p>0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B</text:p>
          </table:table-cell>
          <table:table-cell office:value-type="date" office:date-value="2024-06-17T14:52:21" table:style-name="ce2">
            <text:p>17/06/2024 14.52</text:p>
          </table:table-cell>
          <table:table-cell office:value-type="float" office:value="153.1" table:style-name="ce1">
            <text:p>153.1</text:p>
          </table:table-cell>
          <table:table-cell office:value-type="float" office:value="1.33" table:style-name="ce1">
            <text:p>1.33</text:p>
          </table:table-cell>
          <table:table-cell office:value-type="float" office:value="0.5" table:style-name="ce1">
            <text:p>0.5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S</text:p>
          </table:table-cell>
          <table:table-cell office:value-type="date" office:date-value="2024-06-17T15:12:50" table:style-name="ce2">
            <text:p>17/06/2024 15.12</text:p>
          </table:table-cell>
          <table:table-cell office:value-type="float" office:value="311.8" table:style-name="ce1">
            <text:p>311.8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B</text:p>
          </table:table-cell>
          <table:table-cell office:value-type="date" office:date-value="2024-06-17T16:26:48" table:style-name="ce2">
            <text:p>17/06/2024 16.26</text:p>
          </table:table-cell>
          <table:table-cell office:value-type="float" office:value="136.6" table:style-name="ce1">
            <text:p>136.6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0.9" table:style-name="ce1">
            <text:p>0.9</text:p>
          </table:table-cell>
          <table:table-cell office:value-type="float" office:value="0.02" table:style-name="ce1">
            <text:p>0.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B</text:p>
          </table:table-cell>
          <table:table-cell office:value-type="date" office:date-value="2024-06-17T16:47:17" table:style-name="ce2">
            <text:p>17/06/2024 16.47</text:p>
          </table:table-cell>
          <table:table-cell office:value-type="float" office:value="145.19999999999999" table:style-name="ce1">
            <text:p>145.2</text:p>
          </table:table-cell>
          <table:table-cell office:value-type="float" office:value="1.31" table:style-name="ce1">
            <text:p>1.31</text:p>
          </table:table-cell>
          <table:table-cell office:value-type="float" office:value="0.7" table:style-name="ce1">
            <text:p>0.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S</text:p>
          </table:table-cell>
          <table:table-cell office:value-type="date" office:date-value="2024-06-17T17:05:03" table:style-name="ce2">
            <text:p>17/06/2024 17.05</text:p>
          </table:table-cell>
          <table:table-cell office:value-type="float" office:value="296" table:style-name="ce1">
            <text:p>296</text:p>
          </table:table-cell>
          <table:table-cell office:value-type="float" office:value="3.56" table:style-name="ce1">
            <text:p>3.56</text:p>
          </table:table-cell>
          <table:table-cell office:value-type="float" office:value="0.5" table:style-name="ce1">
            <text:p>0.5</text:p>
          </table:table-cell>
          <table:table-cell office:value-type="float" office:value="1.2E-2" table:style-name="ce1">
            <text:p>0.0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S</text:p>
          </table:table-cell>
          <table:table-cell office:value-type="date" office:date-value="2024-06-17T17:17:07" table:style-name="ce2">
            <text:p>17/06/2024 17.17</text:p>
          </table:table-cell>
          <table:table-cell office:value-type="float" office:value="314.60000000000002" table:style-name="ce1">
            <text:p>314.6</text:p>
          </table:table-cell>
          <table:table-cell office:value-type="float" office:value="3.98" table:style-name="ce1">
            <text:p>3.98</text:p>
          </table:table-cell>
          <table:table-cell office:value-type="float" office:value="0.4" table:style-name="ce1">
            <text:p>0.4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S</text:p>
          </table:table-cell>
          <table:table-cell office:value-type="date" office:date-value="2024-06-17T17:29:05" table:style-name="ce2">
            <text:p>17/06/2024 17.29</text:p>
          </table:table-cell>
          <table:table-cell office:value-type="float" office:value="273.3" table:style-name="ce1">
            <text:p>273.3</text:p>
          </table:table-cell>
          <table:table-cell office:value-type="float" office:value="2.46" table:style-name="ce1">
            <text:p>2.46</text:p>
          </table:table-cell>
          <table:table-cell office:value-type="float" office:value="0.3" table:style-name="ce1">
            <text:p>0.3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S</text:p>
          </table:table-cell>
          <table:table-cell office:value-type="date" office:date-value="2024-06-17T17:47:36" table:style-name="ce2">
            <text:p>17/06/2024 17.47</text:p>
          </table:table-cell>
          <table:table-cell office:value-type="float" office:value="292.10000000000002" table:style-name="ce1">
            <text:p>292.1</text:p>
          </table:table-cell>
          <table:table-cell office:value-type="float" office:value="1.51" table:style-name="ce1">
            <text:p>1.51</text:p>
          </table:table-cell>
          <table:table-cell office:value-type="float" office:value="0.1" table:style-name="ce1">
            <text:p>0.1</text:p>
          </table:table-cell>
          <table:table-cell office:value-type="float" office:value="2E-3" table:style-name="ce1">
            <text:p>0.0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B</text:p>
          </table:table-cell>
          <table:table-cell office:value-type="date" office:date-value="2024-06-17T18:07:18" table:style-name="ce2">
            <text:p>17/06/2024 18.07</text:p>
          </table:table-cell>
          <table:table-cell office:value-type="float" office:value="128.69999999999999" table:style-name="ce1">
            <text:p>128.7</text:p>
          </table:table-cell>
          <table:table-cell office:value-type="float" office:value="1.05" table:style-name="ce1">
            <text:p>1.05</text:p>
          </table:table-cell>
          <table:table-cell office:value-type="float" office:value="0.1" table:style-name="ce1">
            <text:p>0.1</text:p>
          </table:table-cell>
          <table:table-cell office:value-type="float" office:value="2E-3" table:style-name="ce1">
            <text:p>0.0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S</text:p>
          </table:table-cell>
          <table:table-cell office:value-type="date" office:date-value="2024-06-17T18:24:33" table:style-name="ce2">
            <text:p>17/06/2024 18.24</text:p>
          </table:table-cell>
          <table:table-cell office:value-type="float" office:value="325.8" table:style-name="ce1">
            <text:p>325.8</text:p>
          </table:table-cell>
          <table:table-cell office:value-type="float" office:value="5.29" table:style-name="ce1">
            <text:p>5.29</text:p>
          </table:table-cell>
          <table:table-cell office:value-type="float" office:value="0.2" table:style-name="ce1">
            <text:p>0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B</text:p>
          </table:table-cell>
          <table:table-cell office:value-type="date" office:date-value="2024-06-17T19:40:49" table:style-name="ce2">
            <text:p>17/06/2024 19.40</text:p>
          </table:table-cell>
          <table:table-cell office:value-type="float" office:value="136.5" table:style-name="ce1">
            <text:p>136.5</text:p>
          </table:table-cell>
          <table:table-cell office:value-type="float" office:value="1.46" table:style-name="ce1">
            <text:p>1.46</text:p>
          </table:table-cell>
          <table:table-cell office:value-type="float" office:value="0.4" table:style-name="ce1">
            <text:p>0.4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S</text:p>
          </table:table-cell>
          <table:table-cell office:value-type="date" office:date-value="2024-06-17T20:04:06" table:style-name="ce2">
            <text:p>17/06/2024 20.04</text:p>
          </table:table-cell>
          <table:table-cell office:value-type="float" office:value="301.7" table:style-name="ce1">
            <text:p>301.7</text:p>
          </table:table-cell>
          <table:table-cell office:value-type="float" office:value="1.33" table:style-name="ce1">
            <text:p>1.33</text:p>
          </table:table-cell>
          <table:table-cell office:value-type="float" office:value="0.2" table:style-name="ce1">
            <text:p>0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</text:p>
          </table:table-cell>
          <table:table-cell office:value-type="date" office:date-value="2024-06-17T20:23:50" table:style-name="ce2">
            <text:p>17/06/2024 20.23</text:p>
          </table:table-cell>
          <table:table-cell office:value-type="float" office:value="262.39999999999998" table:style-name="ce1">
            <text:p>262.4</text:p>
          </table:table-cell>
          <table:table-cell office:value-type="float" office:value="3.12" table:style-name="ce1">
            <text:p>3.12</text:p>
          </table:table-cell>
          <table:table-cell office:value-type="float" office:value="0.1" table:style-name="ce1">
            <text:p>0.1</text:p>
          </table:table-cell>
          <table:table-cell office:value-type="float" office:value="2E-3" table:style-name="ce1">
            <text:p>0.0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B</text:p>
          </table:table-cell>
          <table:table-cell office:value-type="date" office:date-value="2024-06-17T20:36:07" table:style-name="ce2">
            <text:p>17/06/2024 20.36</text:p>
          </table:table-cell>
          <table:table-cell office:value-type="float" office:value="139.80000000000001" table:style-name="ce1">
            <text:p>139.8</text:p>
          </table:table-cell>
          <table:table-cell office:value-type="float" office:value="2.21" table:style-name="ce1">
            <text:p>2.2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S</text:p>
          </table:table-cell>
          <table:table-cell office:value-type="date" office:date-value="2024-06-17T20:56:28" table:style-name="ce2">
            <text:p>17/06/2024 20.56</text:p>
          </table:table-cell>
          <table:table-cell office:value-type="float" office:value="289.7" table:style-name="ce1">
            <text:p>289.7</text:p>
          </table:table-cell>
          <table:table-cell office:value-type="float" office:value="3.37" table:style-name="ce1">
            <text:p>3.37</text:p>
          </table:table-cell>
          <table:table-cell office:value-type="float" office:value="0.1" table:style-name="ce1">
            <text:p>0.1</text:p>
          </table:table-cell>
          <table:table-cell office:value-type="float" office:value="2E-3" table:style-name="ce1">
            <text:p>0.0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B</text:p>
          </table:table-cell>
          <table:table-cell office:value-type="date" office:date-value="2024-06-17T21:16:41" table:style-name="ce2">
            <text:p>17/06/2024 21.16</text:p>
          </table:table-cell>
          <table:table-cell office:value-type="float" office:value="106.5" table:style-name="ce1">
            <text:p>106.5</text:p>
          </table:table-cell>
          <table:table-cell office:value-type="float" office:value="1.33" table:style-name="ce1">
            <text:p>1.33</text:p>
          </table:table-cell>
          <table:table-cell office:value-type="float" office:value="0.2" table:style-name="ce1">
            <text:p>0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SF</text:p>
          </table:table-cell>
          <table:table-cell office:value-type="date" office:date-value="2024-06-17T21:29:16" table:style-name="ce2">
            <text:p>17/06/2024 21.29</text:p>
          </table:table-cell>
          <table:table-cell office:value-type="float" office:value="497.4" table:style-name="ce1">
            <text:p>497.4</text:p>
          </table:table-cell>
          <table:table-cell office:value-type="float" office:value="5.91" table:style-name="ce1">
            <text:p>5.91</text:p>
          </table:table-cell>
          <table:table-cell office:value-type="float" office:value="0.3" table:style-name="ce1">
            <text:p>0.3</text:p>
          </table:table-cell>
          <table:table-cell office:value-type="float" office:value="7.0000000000000001E-3" table:style-name="ce1">
            <text:p>0.0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B</text:p>
          </table:table-cell>
          <table:table-cell office:value-type="date" office:date-value="2024-06-17T21:48:08" table:style-name="ce2">
            <text:p>17/06/2024 21.48</text:p>
          </table:table-cell>
          <table:table-cell office:value-type="float" office:value="259.10000000000002" table:style-name="ce1">
            <text:p>259.1</text:p>
          </table:table-cell>
          <table:table-cell office:value-type="float" office:value="2.95" table:style-name="ce1">
            <text:p>2.95</text:p>
          </table:table-cell>
          <table:table-cell office:value-type="float" office:value="0.4" table:style-name="ce1">
            <text:p>0.4</text:p>
          </table:table-cell>
          <table:table-cell office:value-type="float" office:value="0.01" table:style-name="ce1">
            <text:p>0.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B</text:p>
          </table:table-cell>
          <table:table-cell office:value-type="date" office:date-value="2024-06-17T22:44:09" table:style-name="ce2">
            <text:p>17/06/2024 22.44</text:p>
          </table:table-cell>
          <table:table-cell office:value-type="float" office:value="136.19999999999999" table:style-name="ce1">
            <text:p>136.2</text:p>
          </table:table-cell>
          <table:table-cell office:value-type="float" office:value="0.67" table:style-name="ce1">
            <text:p>0.67</text:p>
          </table:table-cell>
          <table:table-cell office:value-type="float" office:value="0.7" table:style-name="ce1">
            <text:p>0.7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B</text:p>
          </table:table-cell>
          <table:table-cell office:value-type="date" office:date-value="2024-06-17T23:03:30" table:style-name="ce2">
            <text:p>17/06/2024 23.03</text:p>
          </table:table-cell>
          <table:table-cell office:value-type="float" office:value="95.1" table:style-name="ce1">
            <text:p>95.1</text:p>
          </table:table-cell>
          <table:table-cell office:value-type="float" office:value="1.34" table:style-name="ce1">
            <text:p>1.34</text:p>
          </table:table-cell>
          <table:table-cell office:value-type="float" office:value="0.8" table:style-name="ce1">
            <text:p>0.8</text:p>
          </table:table-cell>
          <table:table-cell office:value-type="float" office:value="1.9E-2" table:style-name="ce1">
            <text:p>0.0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B</text:p>
          </table:table-cell>
          <table:table-cell office:value-type="date" office:date-value="2024-06-17T23:25:16" table:style-name="ce2">
            <text:p>17/06/2024 23.25</text:p>
          </table:table-cell>
          <table:table-cell office:value-type="float" office:value="114.4" table:style-name="ce1">
            <text:p>114.4</text:p>
          </table:table-cell>
          <table:table-cell office:value-type="float" office:value="1.02" table:style-name="ce1">
            <text:p>1.02</text:p>
          </table:table-cell>
          <table:table-cell office:value-type="float" office:value="0.9" table:style-name="ce1">
            <text:p>0.9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B</text:p>
          </table:table-cell>
          <table:table-cell office:value-type="date" office:date-value="2024-06-17T23:46:22" table:style-name="ce2">
            <text:p>17/06/2024 23.46</text:p>
          </table:table-cell>
          <table:table-cell office:value-type="float" office:value="215.6" table:style-name="ce1">
            <text:p>215.6</text:p>
          </table:table-cell>
          <table:table-cell office:value-type="float" office:value="2.37" table:style-name="ce1">
            <text:p>2.37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S</text:p>
          </table:table-cell>
          <table:table-cell office:value-type="date" office:date-value="2024-06-18T00:06:20" table:style-name="ce2">
            <text:p>18/06/2024 00.06</text:p>
          </table:table-cell>
          <table:table-cell office:value-type="float" office:value="277" table:style-name="ce1">
            <text:p>277</text:p>
          </table:table-cell>
          <table:table-cell office:value-type="float" office:value="2.11" table:style-name="ce1">
            <text:p>2.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S</text:p>
          </table:table-cell>
          <table:table-cell office:value-type="date" office:date-value="2024-06-18T00:21:43" table:style-name="ce2">
            <text:p>18/06/2024 00.21</text:p>
          </table:table-cell>
          <table:table-cell office:value-type="float" office:value="266.7" table:style-name="ce1">
            <text:p>266.7</text:p>
          </table:table-cell>
          <table:table-cell office:value-type="float" office:value="1.51" table:style-name="ce1">
            <text:p>1.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7E-2" table:style-name="ce1">
            <text:p>0.0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B</text:p>
          </table:table-cell>
          <table:table-cell office:value-type="date" office:date-value="2024-06-18T00:40:00" table:style-name="ce2">
            <text:p>18/06/2024 00.40</text:p>
          </table:table-cell>
          <table:table-cell office:value-type="float" office:value="187.8" table:style-name="ce1">
            <text:p>187.8</text:p>
          </table:table-cell>
          <table:table-cell office:value-type="float" office:value="3.52" table:style-name="ce1">
            <text:p>3.52</text:p>
          </table:table-cell>
          <table:table-cell office:value-type="float" office:value="1.2" table:style-name="ce1">
            <text:p>1.2</text:p>
          </table:table-cell>
          <table:table-cell office:value-type="float" office:value="2.9000000000000001E-2" table:style-name="ce1">
            <text:p>0.0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S</text:p>
          </table:table-cell>
          <table:table-cell office:value-type="date" office:date-value="2024-06-18T00:55:39" table:style-name="ce2">
            <text:p>18/06/2024 00.55</text:p>
          </table:table-cell>
          <table:table-cell office:value-type="float" office:value="269.2" table:style-name="ce1">
            <text:p>269.2</text:p>
          </table:table-cell>
          <table:table-cell office:value-type="float" office:value="2.04" table:style-name="ce1">
            <text:p>2.04</text:p>
          </table:table-cell>
          <table:table-cell office:value-type="float" office:value="1.3" table:style-name="ce1">
            <text:p>1.3</text:p>
          </table:table-cell>
          <table:table-cell office:value-type="float" office:value="0.03" table:style-name="ce1">
            <text:p>0.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BF</text:p>
          </table:table-cell>
          <table:table-cell office:value-type="date" office:date-value="2024-06-18T01:53:58" table:style-name="ce2">
            <text:p>18/06/2024 01.53</text:p>
          </table:table-cell>
          <table:table-cell office:value-type="float" office:value="349.4" table:style-name="ce1">
            <text:p>349.4</text:p>
          </table:table-cell>
          <table:table-cell office:value-type="float" office:value="1.31" table:style-name="ce1">
            <text:p>1.31</text:p>
          </table:table-cell>
          <table:table-cell office:value-type="float" office:value="1.2" table:style-name="ce1">
            <text:p>1.2</text:p>
          </table:table-cell>
          <table:table-cell office:value-type="float" office:value="2.7E-2" table:style-name="ce1">
            <text:p>0.0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S</text:p>
          </table:table-cell>
          <table:table-cell office:value-type="date" office:date-value="2024-06-18T02:11:56" table:style-name="ce2">
            <text:p>18/06/2024 02.11</text:p>
          </table:table-cell>
          <table:table-cell office:value-type="float" office:value="280.60000000000002" table:style-name="ce1">
            <text:p>280.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.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Urban Wünsch</meta:initial-creator>
    <dc:creator>Urban Wünsch</dc:creator>
    <meta:creation-date>2024-06-18T07:08:20Z</meta:creation-date>
    <dc:date>2024-06-18T07:08:21Z</dc:date>
  </office:meta>
</office:document-meta>
</file>